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FC0000003C6E6E0558DDAB45F8.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bel1" svg:font-family="Corbel" style:font-adornments="Standard" style:font-family-generic="swiss" style:font-pitch="variable"/>
    <style:font-face style:name="Arial2"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Adressen">
      <style:paragraph-properties fo:margin-left="0cm" fo:margin-right="0.086cm" fo:text-align="start" style:justify-single-word="false" fo:text-indent="0cm" style:auto-text-indent="false">
        <style:tab-stops>
          <style:tab-stop style:position="16.828cm" style:type="right"/>
        </style:tab-stops>
      </style:paragraph-properties>
    </style:style>
    <style:style style:name="P2" style:family="paragraph" style:parent-style-name="Adressen">
      <style:paragraph-properties fo:margin-left="0cm" fo:margin-right="0.086cm" fo:text-align="start" style:justify-single-word="false" fo:text-indent="0cm" style:auto-text-indent="false">
        <style:tab-stops>
          <style:tab-stop style:position="16.828cm" style:type="right"/>
        </style:tab-stops>
      </style:paragraph-properties>
      <style:text-properties style:font-name="Corbel"/>
    </style:style>
    <style:style style:name="P3" style:family="paragraph" style:parent-style-name="Header">
      <style:text-properties fo:language="de" fo:country="AT"/>
    </style:style>
    <style:style style:name="P4" style:family="paragraph" style:parent-style-name="Header">
      <style:paragraph-properties fo:text-align="center" style:justify-single-word="false"/>
    </style:style>
    <style:style style:name="P5" style:family="paragraph" style:parent-style-name="Standard">
      <style:text-properties fo:color="#141412" style:font-name-complex="Arial2"/>
    </style:style>
    <style:style style:name="P6" style:family="paragraph" style:parent-style-name="Standard">
      <style:paragraph-properties fo:text-align="justify" style:justify-single-word="false"/>
      <style:text-properties fo:color="#141412" fo:font-weight="normal" style:font-weight-asian="normal" style:font-name-complex="Arial2"/>
    </style:style>
    <style:style style:name="P7" style:family="paragraph" style:parent-style-name="Standard">
      <style:paragraph-properties fo:text-align="justify" style:justify-single-word="false"/>
      <style:text-properties officeooo:paragraph-rsid="0030e02c"/>
    </style:style>
    <style:style style:name="P8" style:family="paragraph" style:parent-style-name="Footer">
      <style:paragraph-properties fo:text-align="end" style:justify-single-word="false"/>
    </style:style>
    <style:style style:name="P9" style:family="paragraph" style:parent-style-name="Standard">
      <style:paragraph-properties fo:margin-top="0cm" fo:margin-bottom="0cm" loext:contextual-spacing="false" fo:text-align="justify" style:justify-single-word="false"/>
    </style:style>
    <style:style style:name="P10" style:family="paragraph" style:parent-style-name="Standard">
      <style:paragraph-properties fo:margin-top="0cm" fo:margin-bottom="0cm" loext:contextual-spacing="false" fo:text-align="justify" style:justify-single-word="false" fo:hyphenation-ladder-count="no-limit"/>
      <style:text-properties fo:hyphenate="false" fo:hyphenation-remain-char-count="2" fo:hyphenation-push-char-count="2"/>
    </style:style>
    <style:style style:name="P11" style:family="paragraph" style:parent-style-name="Standard">
      <style:paragraph-properties fo:margin-top="0cm" fo:margin-bottom="0cm" loext:contextual-spacing="false" fo:text-align="justify" style:justify-single-word="false" fo:hyphenation-ladder-count="no-limit"/>
      <style:text-properties style:text-underline-style="solid" style:text-underline-width="auto" style:text-underline-color="font-color" style:font-name-complex="Arial2" fo:hyphenate="false" fo:hyphenation-remain-char-count="2" fo:hyphenation-push-char-count="2"/>
    </style:style>
    <style:style style:name="P12" style:family="paragraph" style:parent-style-name="Standard">
      <style:paragraph-properties fo:margin-top="0cm" fo:margin-bottom="0cm" loext:contextual-spacing="false" fo:text-align="justify" style:justify-single-word="false" fo:hyphenation-ladder-count="no-limit"/>
      <style:text-properties style:font-name-complex="Arial2" fo:hyphenate="false" fo:hyphenation-remain-char-count="2" fo:hyphenation-push-char-count="2"/>
    </style:style>
    <style:style style:name="P13" style:family="paragraph" style:parent-style-name="Standard">
      <style:paragraph-properties fo:margin-top="0cm" fo:margin-bottom="0cm" loext:contextual-spacing="false" fo:text-align="justify" style:justify-single-word="false" fo:hyphenation-ladder-count="no-limit"/>
      <style:text-properties officeooo:paragraph-rsid="0030e02c" style:font-name-complex="Arial2" fo:hyphenate="false" fo:hyphenation-remain-char-count="2" fo:hyphenation-push-char-count="2"/>
    </style:style>
    <style:style style:name="P14" style:family="paragraph" style:parent-style-name="Standard">
      <style:paragraph-properties fo:margin-top="0cm" fo:margin-bottom="0cm" loext:contextual-spacing="false" fo:text-align="justify" style:justify-single-word="false" fo:hyphenation-ladder-count="no-limit"/>
      <style:text-properties fo:language="de" fo:country="DE" style:font-name-complex="Arial2" fo:hyphenate="false" fo:hyphenation-remain-char-count="2" fo:hyphenation-push-char-count="2"/>
    </style:style>
    <style:style style:name="P15" style:family="paragraph" style:parent-style-name="Standard">
      <style:paragraph-properties fo:margin-top="0cm" fo:margin-bottom="0cm" loext:contextual-spacing="false" fo:text-align="justify" style:justify-single-word="false"/>
      <style:text-properties fo:language="de" fo:country="DE"/>
    </style:style>
    <style:style style:name="P16" style:family="paragraph" style:parent-style-name="Standard">
      <style:paragraph-properties fo:margin-top="0cm" fo:margin-bottom="0cm" loext:contextual-spacing="false" fo:text-align="center" style:justify-single-word="false"/>
      <style:text-properties fo:font-weight="bold" style:font-name-asian="Batang" style:font-weight-asian="bold" style:font-name-complex="Arial2" style:font-size-complex="12pt"/>
    </style:style>
    <style:style style:name="P17" style:family="paragraph" style:parent-style-name="Standard">
      <style:paragraph-properties fo:margin-top="0cm" fo:margin-bottom="0cm" loext:contextual-spacing="false" fo:text-align="justify" style:justify-single-word="false"/>
      <style:text-properties fo:font-weight="bold" style:font-name-asian="Batang" style:font-weight-asian="bold" style:font-name-complex="Arial2" style:font-size-complex="12pt"/>
    </style:style>
    <style:style style:name="P18" style:family="paragraph" style:parent-style-name="Standard">
      <style:paragraph-properties fo:margin-top="0cm" fo:margin-bottom="0cm" loext:contextual-spacing="false" fo:text-align="justify" style:justify-single-word="false"/>
      <style:text-properties style:font-name-asian="Batang" style:font-name-complex="Arial2" style:font-size-complex="12pt"/>
    </style:style>
    <style:style style:name="P19" style:family="paragraph" style:parent-style-name="Standard">
      <style:paragraph-properties fo:margin-top="0cm" fo:margin-bottom="0cm" loext:contextual-spacing="false" fo:text-align="justify" style:justify-single-word="false"/>
      <style:text-properties officeooo:paragraph-rsid="0030e02c" style:font-name-asian="Batang" style:font-name-complex="Arial2" style:font-size-complex="12pt"/>
    </style:style>
    <style:style style:name="P20" style:family="paragraph" style:parent-style-name="Text_20_body">
      <style:paragraph-properties fo:margin-top="0cm" fo:margin-bottom="0cm" loext:contextual-spacing="false"/>
    </style:style>
    <style:style style:name="P21" style:family="paragraph" style:parent-style-name="Standard">
      <style:paragraph-properties fo:margin-left="0cm" fo:margin-right="-1cm" fo:margin-top="0cm" fo:margin-bottom="0cm" loext:contextual-spacing="false" fo:line-height="150%" fo:text-align="justify" style:justify-single-word="false" fo:text-indent="0cm" style:auto-text-indent="false"/>
    </style:style>
    <style:style style:name="P22" style:family="paragraph" style:parent-style-name="Standard">
      <style:paragraph-properties fo:margin-left="0cm" fo:margin-right="-1cm" fo:margin-top="0cm" fo:margin-bottom="0cm" loext:contextual-spacing="false" fo:line-height="150%" fo:text-align="justify" style:justify-single-word="false" fo:text-indent="0cm" style:auto-text-indent="false"/>
      <style:text-properties officeooo:paragraph-rsid="00172eac"/>
    </style:style>
    <style:style style:name="P23" style:family="paragraph" style:parent-style-name="Standard">
      <style:paragraph-properties fo:margin-left="0cm" fo:margin-right="-1cm" fo:margin-top="0cm" fo:margin-bottom="0cm" loext:contextual-spacing="false" fo:line-height="150%" fo:text-align="justify" style:justify-single-word="false" fo:text-indent="0cm" style:auto-text-indent="false">
        <style:tab-stops>
          <style:tab-stop style:position="2.533cm"/>
        </style:tab-stops>
      </style:paragraph-properties>
      <style:text-properties officeooo:paragraph-rsid="00172eac"/>
    </style:style>
    <style:style style:name="P24" style:family="paragraph" style:parent-style-name="Standard">
      <style:paragraph-properties fo:margin-left="0cm" fo:margin-right="-1cm" fo:margin-top="0cm" fo:margin-bottom="0cm" loext:contextual-spacing="false" fo:line-height="150%" fo:text-align="justify" style:justify-single-word="false" fo:text-indent="0cm" style:auto-text-indent="false"/>
      <style:text-properties officeooo:paragraph-rsid="00247304"/>
    </style:style>
    <style:style style:name="P25" style:family="paragraph" style:parent-style-name="Standard">
      <style:paragraph-properties fo:margin-left="0cm" fo:margin-right="-1cm" fo:margin-top="0cm" fo:margin-bottom="0cm" loext:contextual-spacing="false" fo:line-height="150%" fo:text-align="justify" style:justify-single-word="false" fo:text-indent="0cm" style:auto-text-indent="false"/>
      <style:text-properties officeooo:paragraph-rsid="002aad76"/>
    </style:style>
    <style:style style:name="P26" style:family="paragraph" style:parent-style-name="Standard">
      <style:paragraph-properties fo:margin-left="0cm" fo:margin-right="-1cm" fo:margin-top="0cm" fo:margin-bottom="0cm" loext:contextual-spacing="false" fo:line-height="150%" fo:text-align="justify" style:justify-single-word="false" fo:text-indent="0cm" style:auto-text-indent="false"/>
      <style:text-properties fo:font-weight="bold" style:font-weight-asian="bold" style:font-name-complex="Arial2"/>
    </style:style>
    <style:style style:name="P27" style:family="paragraph" style:parent-style-name="Standard">
      <style:paragraph-properties fo:margin-left="0cm" fo:margin-right="-1cm" fo:margin-top="0cm" fo:margin-bottom="0.423cm" loext:contextual-spacing="false" fo:line-height="150%" fo:text-align="justify" style:justify-single-word="false" fo:text-indent="0cm" style:auto-text-indent="false"/>
      <style:text-properties officeooo:paragraph-rsid="00172eac"/>
    </style:style>
    <style:style style:name="P28" style:family="paragraph" style:parent-style-name="Standard">
      <style:paragraph-properties fo:margin-top="0cm" fo:margin-bottom="0.212cm" loext:contextual-spacing="false" fo:text-align="justify" style:justify-single-word="false"/>
      <style:text-properties fo:font-weight="bold" style:font-name-asian="Batang" style:font-weight-asian="bold" style:font-name-complex="Arial2" style:font-size-complex="12pt"/>
    </style:style>
    <style:style style:name="P29" style:family="paragraph" style:parent-style-name="Heading_20_3">
      <style:paragraph-properties fo:margin-left="0cm" fo:margin-right="-1cm" fo:text-indent="0cm" style:auto-text-indent="false"/>
    </style:style>
    <style:style style:name="P30" style:family="paragraph" style:parent-style-name="Heading_20_3">
      <style:paragraph-properties fo:margin-top="0cm" fo:margin-bottom="0cm" loext:contextual-spacing="false"/>
    </style:style>
    <style:style style:name="P31" style:family="paragraph" style:parent-style-name="Standard" style:master-page-name="First_20_Page">
      <style:paragraph-properties fo:text-align="center" style:justify-single-word="false" style:page-number="auto"/>
    </style:style>
    <style:style style:name="P32" style:family="paragraph">
      <style:paragraph-properties fo:text-align="start"/>
      <style:text-properties style:text-line-through-style="none" style:text-line-through-type="none" style:font-name="Corbel1" fo:font-size="11pt" fo:font-style="normal" style:text-underline-style="none" fo:font-weight="normal"/>
    </style:style>
    <style:style style:name="P33" style:family="paragraph">
      <style:paragraph-properties fo:text-align="start"/>
    </style:style>
    <style:style style:name="P34" style:family="paragraph"/>
    <style:style style:name="P35" style:family="paragraph">
      <style:paragraph-properties fo:text-align="center"/>
    </style:style>
    <style:style style:name="T1" style:family="text">
      <style:text-properties style:font-name="Corbel"/>
    </style:style>
    <style:style style:name="T2" style:family="text">
      <style:text-properties style:font-name="Corbel" fo:font-size="11pt" style:font-size-asian="11pt" style:font-size-complex="10pt"/>
    </style:style>
    <style:style style:name="T3" style:family="text">
      <style:text-properties style:font-name="Corbel" officeooo:rsid="0030e02c"/>
    </style:style>
    <style:style style:name="T4" style:family="text">
      <style:text-properties style:font-name="Corbel" style:font-name-complex="Helvetica"/>
    </style:style>
    <style:style style:name="T5" style:family="text">
      <style:text-properties style:font-name="Corbel" officeooo:rsid="0030e02c" style:font-name-complex="Helvetica"/>
    </style:style>
    <style:style style:name="T6" style:family="text">
      <style:text-properties officeooo:rsid="0030e02c"/>
    </style:style>
    <style:style style:name="T7" style:family="text">
      <style:text-properties fo:font-style="italic" style:font-style-asian="italic" style:font-size-complex="10pt"/>
    </style:style>
    <style:style style:name="T8" style:family="text">
      <style:text-properties fo:font-style="italic" style:font-style-asian="italic" style:font-name-complex="Arial2"/>
    </style:style>
    <style:style style:name="T9" style:family="text">
      <style:text-properties fo:font-size="20pt" fo:font-weight="bold" style:font-size-asian="20pt" style:font-weight-asian="bold" style:font-size-complex="20pt"/>
    </style:style>
    <style:style style:name="T10" style:family="text">
      <style:text-properties fo:font-size="14pt" fo:font-weight="bold" style:font-size-asian="14pt" style:font-weight-asian="bold" style:font-size-complex="20pt"/>
    </style:style>
    <style:style style:name="T11" style:family="text">
      <style:text-properties fo:font-size="14pt" fo:font-weight="bold" officeooo:rsid="0030e02c" style:font-size-asian="14pt" style:font-weight-asian="bold" style:font-size-complex="20pt"/>
    </style:style>
    <style:style style:name="T12" style:family="text">
      <style:text-properties fo:font-size="14pt" fo:font-weight="normal" style:font-size-asian="14pt" style:language-asian="de" style:country-asian="AT" style:font-weight-asian="normal" style:font-name-complex="Arial2" style:font-size-complex="14pt"/>
    </style:style>
    <style:style style:name="T13" style:family="text">
      <style:text-properties style:font-name-complex="Arial2"/>
    </style:style>
    <style:style style:name="T14" style:family="text">
      <style:text-properties officeooo:rsid="00172eac" style:font-name-complex="Arial2"/>
    </style:style>
    <style:style style:name="T15" style:family="text">
      <style:text-properties officeooo:rsid="001960ac" style:font-name-complex="Arial2"/>
    </style:style>
    <style:style style:name="T16" style:family="text">
      <style:text-properties officeooo:rsid="00247304" style:font-name-complex="Arial2"/>
    </style:style>
    <style:style style:name="T17" style:family="text">
      <style:text-properties officeooo:rsid="0030e02c" style:font-name-complex="Arial2"/>
    </style:style>
    <style:style style:name="T18" style:family="text">
      <style:text-properties fo:font-weight="normal" style:font-weight-asian="normal"/>
    </style:style>
    <style:style style:name="T19" style:family="text">
      <style:text-properties fo:font-weight="normal" officeooo:rsid="0030e02c" style:font-weight-asian="normal" style:font-name-complex="Arial2"/>
    </style:style>
    <style:style style:name="T20" style:family="text">
      <style:text-properties fo:language="de" fo:country="DE" style:font-name-complex="Arial2"/>
    </style:style>
    <style:style style:name="T21" style:family="text">
      <style:text-properties fo:language="de" fo:country="DE" officeooo:rsid="0030e02c" style:font-name-complex="Arial2"/>
    </style:style>
    <style:style style:name="T22" style:family="text">
      <style:text-properties fo:language="de" fo:country="DE" officeooo:rsid="0030e02c"/>
    </style:style>
    <style:style style:name="T23" style:family="text">
      <style:text-properties style:font-name-asian="Batang" style:font-name-complex="Arial2" style:font-size-complex="12pt"/>
    </style:style>
    <style:style style:name="T24" style:family="text">
      <style:text-properties fo:color="#ff0000" style:font-name-asian="Batang" style:font-name-complex="Arial2" style:font-size-complex="12pt"/>
    </style:style>
    <style:style style:name="T25" style:family="text">
      <style:text-properties fo:font-weight="bold" style:font-weight-asian="bold" style:font-name-complex="Arial2"/>
    </style:style>
    <style:style style:name="T26" style:family="text">
      <style:text-properties fo:font-weight="bold" officeooo:rsid="001960ac" style:font-weight-asian="bold" style:font-name-complex="Arial2"/>
    </style:style>
    <style:style style:name="T27" style:family="text">
      <style:text-properties officeooo:rsid="001960a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style:style style:name="gr2" style:family="graphic" style:data-style-name="C10107">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data-style-name="C10100">
      <style:graphic-properties style:wrap="run-through" style:number-wrapped-paragraphs="no-limit" style:vertical-pos="from-top"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48cm" fo:min-width="2.448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C10100" number:language="de" number:country="DE">
      <number:text-content/>
    </number:text-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tru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Vor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achname" form:control-implementation="ooo:com.sun.star.form.component.TextField" xml:id="control2" form:id="control2"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FName" form:control-implementation="ooo:com.sun.star.form.component.TextField" xml:id="control3" form:id="control3"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FStrasse" form:control-implementation="ooo:com.sun.star.form.component.TextField" xml:id="control4" form:id="control4"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FPlz" form:control-implementation="ooo:com.sun.star.form.component.TextField" xml:id="control5" form:id="control5" form:tab-index="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FTelefon" form:control-implementation="ooo:com.sun.star.form.component.TextField" xml:id="control6" form:id="control6" form:tab-index="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date form:name="AngelegtAm" form:control-implementation="ooo:com.sun.star.form.component.DateField" xml:id="control7" form:id="control7" form:min-value="1800-01-01" form:tab-index="22"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ObjIDinMSO" office:value-type="float" office:value="0"/>
            </form:properties>
          </form:date>
          <form:formatted-text form:name="EMail" form:control-implementation="ooo:com.sun.star.form.component.FormattedField" xml:id="control8" form:id="control8" form:tab-index="7"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0"/>
            </form:properties>
          </form:formatted-text>
          <form:text form:name="EBName" form:control-implementation="ooo:com.sun.star.form.component.TextField" xml:id="control9" form:id="control9" form:tab-index="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BStrasse" form:control-implementation="ooo:com.sun.star.form.component.TextField" xml:id="control10" form:id="control10" form:tab-index="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BPlz" form:control-implementation="ooo:com.sun.star.form.component.TextField" xml:id="control11" form:id="control11"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BTelefon" form:control-implementation="ooo:com.sun.star.form.component.TextField" xml:id="control12" form:id="control12" form:tab-index="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FEMail" form:control-implementation="ooo:com.sun.star.form.component.TextField" xml:id="control13" form:id="control13" form:tab-inde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BEMail" form:control-implementation="ooo:com.sun.star.form.component.TextField" xml:id="control14" form:id="control14" form:tab-index="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lefon" form:control-implementation="ooo:com.sun.star.form.component.TextField" xml:id="control15" form:id="control15"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listbox form:name="GebDatumT" form:control-implementation="ooo:com.sun.star.form.component.ListBox" xml:id="control16" form:id="control16" form:title="Tag" form:dropdown="true" form:size="15" form:tab-index="3" form:input-required="false" form:bound-column="1">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Tag"/>
              <form:property form:property-name="MouseWheelBehavior" office:value-type="float" office:value="0"/>
              <form:property form:property-name="ObjIDinMSO" office:value-type="float" office:value="0"/>
              <form:list-property form:property-name="TypedItemList" office:value-type="float"/>
            </form:properties>
            <form:option form:label="01"/>
            <form:option form:label="02"/>
            <form:option form:label="03"/>
            <form:option form:label="04"/>
            <form:option form:label="05"/>
            <form:option form:label="06"/>
            <form:option form:label="07"/>
            <form:option form:label="08"/>
            <form:option form:label="09"/>
            <form:option form:label="10"/>
            <form:option form:label="11"/>
            <form:option form:label="12"/>
            <form:option form:label="13"/>
            <form:option form:label="14"/>
            <form:option form:label="15"/>
            <form:option form:label="16"/>
            <form:option form:label="17"/>
            <form:option form:label="18"/>
            <form:option form:label="19"/>
            <form:option form:label="20"/>
            <form:option form:label="21"/>
            <form:option form:label="22"/>
            <form:option form:label="23"/>
            <form:option form:label="24"/>
            <form:option form:label="25"/>
            <form:option form:label="26"/>
            <form:option form:label="27"/>
            <form:option form:label="28"/>
            <form:option form:label="29"/>
            <form:option form:label="30"/>
            <form:option form:label="31"/>
          </form:listbox>
          <form:radio form:name="OptionVeroeff" form:control-implementation="ooo:com.sun.star.form.component.RadioButton" xml:id="control17" form:id="control17" form:label="Nein" form:tab-index="20" form:value="0"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Veroeff" form:control-implementation="ooo:com.sun.star.form.component.RadioButton" xml:id="control18" form:id="control18" form:label="Ja" form:current-selected="true" form:selected="true" form:tab-index="21" form:value="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rame form:name="Veroeff" form:control-implementation="ooo:com.sun.star.form.component.GroupBox" xml:id="control19" form:id="control19" form:disabled="true" form:printable="false">
            <form:properties>
              <form:property form:property-name="EnableVisible" office:value-type="boolean" office:boolean-value="false"/>
            </form:properties>
          </form:frame>
          <form:text form:name="NFOrt" form:control-implementation="ooo:com.sun.star.form.component.TextField" xml:id="control20" form:id="control20" form:tab-index="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BOrt" form:control-implementation="ooo:com.sun.star.form.component.TextField" xml:id="control21" form:id="control21" form:tab-index="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listbox form:name="GebDatumM" form:control-implementation="ooo:com.sun.star.form.component.ListBox" xml:id="control22" form:id="control22" form:title="Monat" form:dropdown="true" form:size="12" form:tab-index="4" form:input-required="false" form:bound-column="1">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Monat"/>
              <form:property form:property-name="MouseWheelBehavior" office:value-type="float" office:value="0"/>
              <form:property form:property-name="ObjIDinMSO" office:value-type="float" office:value="0"/>
              <form:list-property form:property-name="TypedItemList" office:value-type="float"/>
            </form:properties>
            <form:option form:label="01"/>
            <form:option form:label="02"/>
            <form:option form:label="03"/>
            <form:option form:label="04"/>
            <form:option form:label="05"/>
            <form:option form:label="06"/>
            <form:option form:label="07"/>
            <form:option form:label="08"/>
            <form:option form:label="09"/>
            <form:option form:label="10"/>
            <form:option form:label="11"/>
            <form:option form:label="12"/>
          </form:listbox>
          <form:listbox form:name="GebDatumJ" form:control-implementation="ooo:com.sun.star.form.component.ListBox" xml:id="control23" form:id="control23" form:title="Jahr" form:dropdown="true" form:tab-index="5" form:input-required="false" form:bound-column="1">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Jahr"/>
              <form:property form:property-name="MouseWheelBehavior" office:value-type="float" office:value="0"/>
              <form:property form:property-name="ObjIDinMSO" office:value-type="float" office:value="0"/>
              <form:list-property form:property-name="TypedItemList" office:value-type="float"/>
            </form:properties>
            <form:option form:label="1990"/>
            <form:option form:label="1991"/>
            <form:option form:label="1992"/>
            <form:option form:label="1993"/>
            <form:option form:label="1994"/>
            <form:option form:label="1995"/>
            <form:option form:label="1996"/>
            <form:option form:label="1997"/>
            <form:option form:label="1998"/>
            <form:option form:label="1999"/>
            <form:option form:label="2001"/>
            <form:option form:label="2002"/>
            <form:option form:label="2003"/>
            <form:option form:label="2004"/>
            <form:option form:label="2005"/>
            <form:option form:label="2006"/>
            <form:option form:label="2007"/>
            <form:option form:label="2008"/>
            <form:option form:label="2009"/>
            <form:option form:label="2010"/>
            <form:option form:label="2011"/>
            <form:option form:label="2012"/>
            <form:option form:label="2013"/>
            <form:option form:label="2014"/>
            <form:option form:label="2015"/>
            <form:option form:label="2016"/>
            <form:option form:label="2017"/>
            <form:option form:label="2018"/>
            <form:option form:label="2019"/>
            <form:option form:label="2020"/>
            <form:option form:label="2021"/>
            <form:option form:label="2022"/>
            <form:option form:label="2023"/>
            <form:option form:label="2024"/>
            <form:option form:label="2025"/>
            <form:option form:label="2026"/>
            <form:option form:label="2027"/>
            <form:option form:label="2028"/>
            <form:option form:label="2029"/>
            <form:option form:label="2030"/>
            <form:option form:label="2031"/>
            <form:option form:label="2032"/>
            <form:option form:label="2033"/>
            <form:option form:label="2034"/>
            <form:option form:label="2035"/>
            <form:option form:label="2036"/>
            <form:option form:label="2037"/>
            <form:option form:label="2038"/>
            <form:option form:label="2039"/>
            <form:option form:label="2040"/>
            <form:option form:label="2041"/>
            <form:option form:label="2042"/>
            <form:option form:label="2043"/>
            <form:option form:label="2044"/>
            <form:option form:label="2045"/>
            <form:option form:label="2046"/>
            <form:option form:label="2047"/>
            <form:option form:label="2048"/>
            <form:option form:label="2049"/>
            <form:option form:label="2050"/>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9">Beitrittserklärung<text:line-break/></text:span><text:span text:style-name="T10">zu den </text:span><text:span text:style-name="T11">&lt;Gruppenbezeichnung&gt;</text:span></text:p>
      <text:list xml:id="list225447231" text:style-name="Outline">
        <text:list-item>
          <text:list>
            <text:list-item>
              <text:list>
                <text:list-item>
                  <text:h text:style-name="P29" text:outline-level="3">Mitgliedsdaten:<text:span text:style-name="T12"> </text:span></text:h>
                </text:list-item>
              </text:list>
            </text:list-item>
          </text:list>
        </text:list-item>
      </text:list>
      <text:p text:style-name="P21"><text:span text:style-name="T13">Vorname:<text:tab/></text:span><text:span text:style-name="T13"><draw:control text:anchor-type="as-char" svg:y="-0.49cm" draw:z-index="1" draw:style-name="gr1" draw:text-style-name="P32" svg:width="5.83cm" svg:height="0.611cm" draw:control="control1"/></text:span><text:span text:style-name="T13"><text:tab/> <text:s text:c="4"/>Nachname:<text:tab/></text:span><text:span text:style-name="T13"><draw:control text:anchor-type="as-char" svg:y="-0.49cm" draw:z-index="2" draw:style-name="gr1" draw:text-style-name="P32" svg:width="4.779cm" svg:height="0.611cm" draw:control="control2"/></text:span></text:p>
      <text:p text:style-name="P25"><text:span text:style-name="T13"><text:tab/><text:tab/><text:tab/><text:tab/><text:tab/><text:tab/> <text:s text:c="12"/>Geb</text:span><text:span text:style-name="T14">urtsd</text:span><text:span text:style-name="T13">atum:<text:tab/></text:span><text:span text:style-name="T13"><draw:control text:anchor-type="as-char" svg:y="-0.489cm" draw:z-index="3" draw:style-name="gr1" draw:text-style-name="P32" svg:width="1.327cm" svg:height="0.611cm" draw:control="control16"/></text:span><text:span text:style-name="T13"> </text:span><text:span text:style-name="T13"><draw:control text:anchor-type="as-char" svg:y="-0.489cm" draw:z-index="20" draw:style-name="gr1" draw:text-style-name="P32" svg:width="1.438cm" svg:height="0.611cm" draw:control="control22"/></text:span><text:span text:style-name="T13"><text:s/></text:span><text:span text:style-name="T13"><draw:control text:anchor-type="as-char" svg:y="-0.489cm" draw:z-index="21" draw:style-name="gr1" draw:text-style-name="P32" svg:width="1.853cm" svg:height="0.611cm" draw:control="control23"/></text:span><text:span text:style-name="T13"><text:s/></text:span></text:p>
      <text:p text:style-name="P27"><text:span text:style-name="T13">Telefon:<text:tab/></text:span><text:span text:style-name="T13"><draw:control text:anchor-type="as-char" svg:y="-0.49cm" draw:z-index="16" draw:style-name="gr1" draw:text-style-name="P32" svg:width="4.578cm" svg:height="0.611cm" draw:control="control15"/></text:span><text:span text:style-name="T13"> <text:s text:c="16"/>E-Mail-Adresse:<text:tab/></text:span><text:span text:style-name="T13"><draw:control text:anchor-type="as-char" svg:y="-0.49cm" draw:z-index="9" draw:style-name="gr3" draw:text-style-name="P32" svg:width="4.799cm" svg:height="0.611cm" draw:control="control8"/></text:span></text:p>
      <text:p text:style-name="P26">Erziehungsberechtigte(r) <text:s/><text:span text:style-name="T27">1</text:span>:</text:p>
      <text:p text:style-name="P21"><text:span text:style-name="T15">Name</text:span><text:span text:style-name="T13">:<text:tab/><text:tab/></text:span><text:span text:style-name="T8"><draw:control text:anchor-type="as-char" svg:y="-0.49cm" draw:z-index="4" draw:style-name="gr1" draw:text-style-name="P32" svg:width="6.764cm" svg:height="0.611cm" draw:control="control3"/></text:span><text:span text:style-name="T13"><text:tab/> <text:s text:c="3"/></text:span></text:p>
      <text:p text:style-name="P21"><text:span text:style-name="T13">Adresse:<text:tab/></text:span><text:span text:style-name="T13"><draw:control text:anchor-type="as-char" svg:y="-0.49cm" draw:z-index="5" draw:style-name="gr1" draw:text-style-name="P32" svg:width="6.744cm" svg:height="0.611cm" draw:control="control4"/></text:span><text:span text:style-name="T13"><text:tab/> <text:s text:c="18"/></text:span></text:p>
      <text:p text:style-name="P24"><text:span text:style-name="T15">PLZ</text:span><text:span text:style-name="T13">:<text:tab/><text:tab/></text:span><text:span text:style-name="T13"><draw:control text:anchor-type="as-char" svg:y="-0.49cm" draw:z-index="6" draw:style-name="gr1" draw:text-style-name="P32" svg:width="2.103cm" svg:height="0.611cm" draw:control="control5"/></text:span><text:span text:style-name="T13"><text:tab/><text:tab/><text:tab/></text:span><text:span text:style-name="T16">Ort:<text:tab/></text:span><text:span text:style-name="T13"><draw:control text:anchor-type="as-char" svg:y="-0.52cm" draw:z-index="17" draw:style-name="gr1" draw:text-style-name="P32" svg:width="7.264cm" svg:height="0.611cm" draw:control="control20"/></text:span><text:span text:style-name="T13"><text:tab/></text:span></text:p>
      <text:p text:style-name="P22"><text:span text:style-name="T13">Telefon:<text:tab/></text:span><text:span text:style-name="T13"><draw:control text:anchor-type="as-char" svg:y="-0.49cm" draw:z-index="7" draw:style-name="gr1" draw:text-style-name="P32" svg:width="4.578cm" svg:height="0.611cm" draw:control="control6"/></text:span><text:span text:style-name="T13"> <text:s text:c="16"/>E-Mail-Adresse:<text:tab/></text:span><text:span text:style-name="T13"><draw:control text:anchor-type="as-char" svg:y="-0.49cm" draw:z-index="14" draw:style-name="gr1" draw:text-style-name="P32" svg:width="4.779cm" svg:height="0.611cm" draw:control="control13"/></text:span></text:p>
      <text:p text:style-name="P22"><text:span text:style-name="T25">Erziehungsberechtigte(r) <text:s/></text:span><text:span text:style-name="T26">2</text:span><text:span text:style-name="T25">:</text:span></text:p>
      <text:p text:style-name="P22"><text:span text:style-name="T15">Name:<text:tab/><text:tab/></text:span><text:span text:style-name="T8"><draw:control text:anchor-type="as-char" svg:y="-0.49cm" draw:z-index="10" draw:style-name="gr1" draw:text-style-name="P32" svg:width="6.723cm" svg:height="0.611cm" draw:control="control9"/></text:span></text:p>
      <text:p text:style-name="P22"><text:span text:style-name="T13">Adresse:<text:tab/></text:span><text:span text:style-name="T13"><draw:control text:anchor-type="as-char" svg:y="-0.49cm" draw:z-index="11" draw:style-name="gr1" draw:text-style-name="P32" svg:width="6.744cm" svg:height="0.611cm" draw:control="control10"/></text:span><text:span text:style-name="T13"><text:tab/> <text:s text:c="14"/></text:span></text:p>
      <text:p text:style-name="P24"><text:span text:style-name="T15">PLZ</text:span><text:span text:style-name="T13">:<text:tab/><text:tab/></text:span><text:span text:style-name="T13"><draw:control text:anchor-type="as-char" svg:y="-0.49cm" draw:z-index="12" draw:style-name="gr1" draw:text-style-name="P32" svg:width="2.132cm" svg:height="0.611cm" draw:control="control11"/></text:span><text:span text:style-name="T13"><text:tab/><text:tab/><text:tab/></text:span><text:span text:style-name="T16">Ort:<text:tab/></text:span><text:span text:style-name="T16"><draw:control text:anchor-type="as-char" svg:y="-0.52cm" draw:z-index="18" draw:style-name="gr1" draw:text-style-name="P32" svg:width="7.264cm" svg:height="0.611cm" draw:control="control21"/></text:span></text:p>
      <text:p text:style-name="P23"><text:span text:style-name="T13">Telefon: <text:s text:c="14"/></text:span><text:span text:style-name="T13"><draw:control text:anchor-type="as-char" svg:y="-0.49cm" draw:z-index="13" draw:style-name="gr1" draw:text-style-name="P32" svg:width="4.601cm" svg:height="0.611cm" draw:control="control12"/></text:span><text:span text:style-name="T13"><text:s text:c="17"/>E-Mail-Adresse:<text:tab/></text:span><text:span text:style-name="T13"><draw:control text:anchor-type="as-char" svg:y="-0.49cm" draw:z-index="15" draw:style-name="gr1" draw:text-style-name="P32" svg:width="4.799cm" svg:height="0.611cm" draw:control="control14"/></text:span></text:p>
      <text:list xml:id="list211329276961652" text:continue-numbering="true" text:style-name="Outline">
        <text:list-item>
          <text:list>
            <text:list-item>
              <text:list>
                <text:list-item>
                  <text:h text:style-name="P30" text:outline-level="3">Beiträge:</text:h>
                </text:list-item>
              </text:list>
            </text:list-item>
          </text:list>
        </text:list-item>
      </text:list>
      <text:p text:style-name="P9"/>
      <text:p text:style-name="P9">Die Beiträge sind nach dem Erhalt des Mitgliedsbeitragsb<text:bookmark text:name="_GoBack"/>riefes zu entrichten. Die Beiträge betragen für das erste Kind <text:span text:style-name="T6">X</text:span>€, für das zweite <text:span text:style-name="T6">Y</text:span>€ und für jedes weitere Kind <text:span text:style-name="T6">Z</text:span>€ pro Jahr. Die Beiträge setzen sich aus dem Mitgliedsbeitrag (<text:span text:style-name="T6">M</text:span>€ bzw. <text:span text:style-name="T6">N</text:span>€ für das zweite Kind) und den Registrierungskosten (<text:span text:style-name="T6">P</text:span>€ bzw. <text:span text:style-name="T6">Q</text:span>€ für alle weiteren Kinder) zusammen. Zusätzlich ist eine Einschreibgebühr von je <text:span text:style-name="T6">R</text:span>€ bei Erstanmeldung für jedes Kind zu entrichten.</text:p>
      <text:list xml:id="list211329472292186" text:continue-numbering="true" text:style-name="Outline">
        <text:list-item>
          <text:list>
            <text:list-item>
              <text:list>
                <text:list-item>
                  <text:h text:style-name="P30" text:outline-level="3"/>
                </text:list-item>
                <text:list-item>
                  <text:h text:style-name="P30" text:outline-level="3">Einwilligungserklärung:</text:h>
                </text:list-item>
              </text:list>
            </text:list-item>
          </text:list>
        </text:list-item>
      </text:list>
      <text:p text:style-name="P11"/>
      <text:p text:style-name="P12">1. Ich habe die Ziele der PPÖ zur Kenntnis genommen und bin mit dem Beitritt meines Kindes einverstanden.</text:p>
      <text:p text:style-name="P12"/>
      <text:p text:style-name="P10"><text:span text:style-name="T13">2. Ich nehme zur Kenntnis, dass </text:span><text:span text:style-name="T20">die Mitgliedschaft meines Kindes bei den </text:span><text:span text:style-name="T21">&lt;Gruppenbezeichnung&gt;</text:span><text:span text:style-name="T20"> zugleich eine Verbandszugehörigkeit zu den Niederösterreichischen Pfadfindern und Pfadfinderinnen und zu den Pfadfindern und Pfadfinderinnen Österreichs begründet. </text:span></text:p>
      <text:p text:style-name="P14"/>
      <text:p text:style-name="P12">2. Ich erkläre mich dazu bereit, die Beiträge (Einschreibgebühr, Mitgliedsbeitrag und Registrierungskosten) zu entrichten und meinem Kind den regelmäßigen Besuch der Veranstaltungen zu erlauben.</text:p>
      <text:p text:style-name="P12"/>
      <text:p text:style-name="P12">3. Ich bin mit der Veröffentlichung von Fotos und Videos meines Kindes (ohne Namensnennung) in Publikationen der Pfadfindergruppe (Zeitungsartikel, Homepage, etc.) einverstanden.</text:p>
      <text:p text:style-name="P12"><draw:g text:anchor-type="char" draw:z-index="19" draw:style-name="gr4"><draw:control draw:text-style-name="P33" svg:width="1.422cm" svg:height="0.403cm" svg:x="0.3cm" svg:y="0.499cm" draw:control="control18"/><draw:control draw:text-style-name="P33" svg:width="1.422cm" svg:height="0.403cm" svg:x="1.6cm" svg:y="0.499cm" draw:control="control17"/><draw:control draw:name="Form2" draw:text-style-name="P34" svg:width="3.5cm" svg:height="0.888cm" svg:x="0.101cm" svg:y="0.213cm" draw:control="control19"/></draw:g></text:p>
      <text:p text:style-name="P12"><text:s text:c="16"/>(Zutreffendes bitte ankreuzen)</text:p>
      <text:p text:style-name="P12"><text:soft-page-break/></text:p>
      <text:p text:style-name="P13">4. Die Vereinsmitgliedschaft ist unbefristet und bleibt bis zum ordnungsgemäßen Vereinsaustritt aufrecht. Ich verpflichte mich dazu, den Austritt meines Kindes baldigst, spätestens aber zu Beginn des neuen Pfadfinderjahres per E-Mail unter registrierung@<text:span text:style-name="T6">gruppenbezeichnung</text:span>.at der Gruppenleitung bzw. dem Elternrat mitzuteilen. </text:p>
      <text:list xml:id="list211328822845690" text:continue-numbering="true" text:style-name="Outline">
        <text:list-item>
          <text:h text:style-name="P30" text:outline-level="3"/>
        </text:list-item>
      </text:list>
      <text:p text:style-name="P20"><draw:control text:anchor-type="char" draw:z-index="8" draw:style-name="gr2" draw:text-style-name="P32" svg:width="2.59cm" svg:height="0.6cm" svg:x="0.03cm" svg:y="0.37cm" draw:control="control7"/></text:p>
      <text:list xml:id="list211328140051403" text:continue-numbering="true" text:style-name="Outline">
        <text:list-item>
          <text:list>
            <text:list-item>
              <text:list>
                <text:list-item>
                  <text:h text:style-name="P30" text:outline-level="3"><text:tab/><text:tab/><text:tab/>_________________________</text:h>
                </text:list-item>
              </text:list>
            </text:list-item>
          </text:list>
        </text:list-item>
      </text:list>
      <text:p text:style-name="P9">Datum<text:tab/><text:tab/><text:tab/>Unterschrift (nur bei Papierform)</text:p>
      <text:p text:style-name="P28"/>
      <text:p text:style-name="P16">Datenschutzerklärung</text:p>
      <text:p text:style-name="P17"/>
      <text:p text:style-name="P9"><text:span text:style-name="T23">Die hier abgefragten personenbezogenen Daten werden elektronisch verarbeitet und vorwiegend zur Kommunikation zwischen dem Verein und seinen Mitgliedern verwendet. Es erfolgt auch eine Registrierung bei unseren Verbänden (Niederösterreichische Pfadfinder und Pfadfinderinnen</text:span><text:span text:style-name="T24"> </text:span><text:span text:style-name="T23">und Pfadfinder und Pfadfinderinnen Österreichs), welche auch Zugriff auf wenige personenbezogene Datenkategorien (Name, Adress- und Kontaktdaten) erhalten.</text:span></text:p>
      <text:p text:style-name="P18"/>
      <text:p text:style-name="P19">Die <text:span text:style-name="T22">&lt;Gruppenbezeichnung&gt;</text:span> erklären, diese und andere Daten, die sie im Rahmen des Vereinslebens erhalten, im Einklang mit den Grundsätzen der Datenminimierung, der Zweckbindung, der Datenrichtigkeit, der begrenzten Speicherdauer, der Vertraulichkeit und der Auskunft über die Datenverarbeitung zu behandeln. </text:p>
      <text:p text:style-name="P18"/>
      <text:p text:style-name="P9">Der Zweck, die hier abgefragten Daten zu verarbeiten, besteht darin, unsere Mitglieder bei den Niederösterreichischen Pfadfinder und Pfadfinderinnen, Lenaugasse 13, 3400 Kierling, bei den Pfadfindern und Pfadfinderinnen Österreich (PPÖ), Stöberplatz 12, 1170 Wien zu registrieren, mit unseren Mitgliedern in Kontakt treten zu können und diese in ihrem Pfadfinderleben zu begleiten. (Grundlage: DSGVO Art 6 (1) (b) „für die Erfüllung eines Vertrags“). <text:s/></text:p>
      <text:p text:style-name="P9"/>
      <text:p text:style-name="P15">Persönliche Daten von Nichtmitgliedern werden von uns nur insofern gespeichert, als wir diese für unsere Vereinstätigkeit zwingend benötigen.</text:p>
      <text:p text:style-name="P9"/>
      <text:p text:style-name="Standard">Die Daten unserer Mitglieder werden auch nach Ende der aktiven Mitgliedschaft nicht automatisch gelöscht. Erst durch den ausdrücklich und schriftlich erklärten Austritt werden jene Daten mit Personenbezug anonymisiert. </text:p>
      <text:p text:style-name="P5">Daten besonderer Kategorie („Gesundheitsdaten“):</text:p>
      <text:p text:style-name="P6">Für die Betreuung von Kindern und Jugendlichen kann es wichtig sein, dass die verantwortliche Jugendleiterin / der verantwortliche Jugendleiter spezielle Gesundheitsdaten kennt. Diese und allenfalls andere sensible Daten werden nur zu bestimmten Zwecken (z.B. Teilnahme an Lagern) erhoben und jedenfalls nach Wegfall dieses Zweckes wieder vernichtet oder gelöscht.</text:p>
      <text:p text:style-name="Standard">Betroffenenrechte:</text:p>
      <text:p text:style-name="P7"><text:span text:style-name="T18">Sie können unter </text:span><text:span text:style-name="T13">info@</text:span><text:span text:style-name="T17">gruppenbezeichnung</text:span><text:span text:style-name="T13">.at unter </text:span><text:span text:style-name="T18">Nachweis ihrer Identität Auskunft über die zu Ihrer Person oder über die Person ihres Kindes gespeicherten Daten verlangen. Darüber hinaus können Sie die Berichtigung oder unter bestimmten Voraussetzungen die Löschung dieser Daten verlangen. Bei Fragen zur Verarbeitung von personenbezogenen Daten können Sie ebenfalls unter info@</text:span><text:span text:style-name="T19">gruppenbezeichnung</text:span><text:span text:style-name="T18">.at Informationen erhal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bel1" svg:font-family="Corbel" style:font-adornments="Standard" style:font-family-generic="swiss" style:font-pitch="variable"/>
    <style:font-face style:name="Arial2"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style:font-name="Corbel" fo:font-size="11pt" fo:language="de" fo:country="AT"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orbel" fo:font-size="11pt" fo:language="de" fo:country="AT"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0%"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635cm" fo:margin-bottom="0.212cm" loext:contextual-spacing="false" fo:keep-together="always" fo:keep-with-next="always"/>
      <style:text-properties fo:text-transform="uppercase" fo:color="#d14d18" fo:font-size="25pt" fo:font-weight="bold" style:font-size-asian="25pt" style:font-weight-asian="bold" style:font-size-complex="16pt"/>
    </style:style>
    <style:style style:name="Heading_20_2" style:display-name="Heading 2" style:family="paragraph" style:parent-style-name="Heading_20_3" style:next-style-name="Text_20_body" style:default-outline-level="2" style:list-style-name="Outline" style:class="text">
      <style:text-properties fo:font-variant="small-caps" fo:color="#e78039" fo:font-size="20pt" style:font-size-asian="20pt"/>
    </style:style>
    <style:style style:name="Heading_20_3" style:display-name="Heading 3" style:family="paragraph" style:parent-style-name="Standard" style:next-style-name="Text_20_body" style:default-outline-level="3" style:list-style-name="Outline" style:class="text">
      <style:paragraph-properties fo:margin-top="0.212cm" fo:margin-bottom="0.106cm" loext:contextual-spacing="false" fo:keep-together="always" fo:keep-with-next="always"/>
      <style:text-properties fo:font-size="12pt" fo:font-weight="bold" style:font-size-asian="12pt" style:font-weight-asian="bold" style:font-size-complex="16pt"/>
    </style:style>
    <style:style style:name="Heading_20_4" style:display-name="Heading 4" style:family="paragraph" style:parent-style-name="Heading_20_3" style:next-style-name="Text_20_body" style:default-outline-level="4" style:list-style-name="Outline" style:class="text">
      <style:paragraph-properties fo:margin-top="0.071cm" fo:margin-bottom="0cm" loext:contextual-spacing="false"/>
      <style:text-properties fo:color="#eea472" fo:font-size="14pt" style:font-size-asian="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 style:family="paragraph" style:default-outline-level="" style:list-style-name="">
      <style:paragraph-properties fo:margin-top="0cm" fo:margin-bottom="0cm" loext:contextual-spacing="false" fo:line-height="100%" fo:orphans="2" fo:widows="2" style:writing-mode="lr-tb"/>
      <style:text-properties fo:color="#000000"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list-style-name="">
      <style:paragraph-properties fo:margin-top="0.176cm" fo:margin-bottom="0.176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A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list-style-name="">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in_20_Text" style:display-name="Plain Text" style:family="paragraph" style:parent-style-name="Standard" style:default-outline-level="" style:list-style-name="">
      <style:paragraph-properties fo:margin-top="0cm" fo:margin-bottom="0cm" loext:contextual-spacing="false"/>
      <style:text-properties style:font-name="Calibri" fo:font-family="Calibri" style:font-family-generic="roman" style:font-pitch="variable" style:font-size-complex="10.5pt"/>
    </style:style>
    <style:style style:name="Header" style:family="paragraph" style:parent-style-name="Standard" style:default-outline-level="" style:list-style-name="" style:class="extra">
      <style:paragraph-properties fo:margin-top="0cm" fo:margin-bottom="0cm" loext:contextual-spacing="false"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text:number-lines="false" text:line-number="0">
        <style:tab-stops>
          <style:tab-stop style:position="8.001cm" style:type="center"/>
          <style:tab-stop style:position="16.002cm" style:type="right"/>
        </style:tab-stops>
      </style:paragraph-properties>
    </style:style>
    <style:style style:name="Title" style:family="paragraph" style:parent-style-name="Standard" style:next-style-name="Subtitle" style:default-outline-level="" style:list-style-name="" style:class="chapter">
      <style:paragraph-properties fo:margin-top="0.423cm" fo:margin-bottom="0.423cm" loext:contextual-spacing="false" fo:line-height="1.164cm" fo:text-align="start" style:justify-single-word="false"/>
      <style:text-properties fo:text-transform="uppercase" fo:color="#e97139" fo:font-size="34pt" fo:letter-spacing="-0.049cm" fo:font-weight="bold" style:letter-kerning="true" style:font-size-asian="34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k" style:family="paragraph" style:parent-style-name="Standard" style:default-outline-level="" style:list-style-name="">
      <style:text-properties fo:color="#e97139" fo:font-size="12pt" style:text-underline-style="solid" style:text-underline-width="auto" style:text-underline-color="font-color" style:font-size-asian="12pt" style:font-size-complex="12pt"/>
    </style:style>
    <style:style style:name="Adressen" style:family="paragraph" style:parent-style-name="Standard" style:default-outline-level="" style:list-style-name="">
      <style:paragraph-properties fo:margin-top="0cm" fo:margin-bottom="0cm" loext:contextual-spacing="false" fo:text-align="end" style:justify-single-word="false"/>
      <style:text-properties fo:color="#000000" style:font-name="Arial1" fo:font-family="Arial" style:font-family-generic="roman" style:font-pitch="variable" fo:font-size="8pt" fo:language="de" fo:country="DE" fo:font-style="italic" style:font-name-asian="Times New Roman1" style:font-family-asian="'Times New Roman'" style:font-family-generic-asian="system" style:font-pitch-asian="variable" style:font-size-asian="8pt" style:language-asian="de" style:country-asian="DE" style:font-style-asian="italic" style:font-name-complex="Arial2" style:font-family-complex="Arial" style:font-family-generic-complex="system" style:font-pitch-complex="variable" style:font-size-complex="12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r_20_Text_20_Zchn" style:display-name="Nur Text Zchn" style:family="text" style:parent-style-name="Default_20_Paragraph_20_Font">
      <style:text-properties style:font-name="Calibri" fo:font-family="Calibri" style:font-family-generic="roman" style:font-pitch="variable" style:font-size-complex="10.5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rgebnislink" style:family="text" style:parent-style-name="Default_20_Paragraph_20_Fon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text-transform="uppercase" fo:color="#d14d18" fo:font-size="25pt" fo:font-weight="bold" style:font-size-asian="25pt" style:font-weight-asian="bold" style:font-size-complex="16pt"/>
    </style:style>
    <style:style style:name="Überschrift_20_2_20_Zchn" style:display-name="Überschrift 2 Zchn" style:family="text" style:parent-style-name="Default_20_Paragraph_20_Font">
      <style:text-properties fo:font-variant="small-caps" fo:color="#e78039" fo:font-size="20pt" fo:font-weight="bold" style:font-size-asian="20pt" style:font-weight-asian="bold" style:font-size-complex="16pt"/>
    </style:style>
    <style:style style:name="FollowedHyper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Erwähnung1" style:family="text" style:parent-style-name="Default_20_Paragraph_20_Font">
      <style:text-properties fo:color="#2b579a"/>
    </style:style>
    <style:style style:name="Überschrift_20_3_20_Zchn" style:display-name="Überschrift 3 Zchn" style:family="text" style:parent-style-name="Default_20_Paragraph_20_Font">
      <style:text-properties fo:font-size="12pt" fo:font-weight="bold" style:font-size-asian="12pt" style:font-weight-asian="bold" style:font-size-complex="16pt"/>
    </style:style>
    <style:style style:name="Titel_20_Zchn" style:display-name="Titel Zchn" style:family="text" style:parent-style-name="Default_20_Paragraph_20_Font">
      <style:text-properties fo:text-transform="uppercase" fo:color="#e97139" fo:font-size="34pt" fo:letter-spacing="-0.049cm" fo:font-weight="bold" style:letter-kerning="true" style:font-size-asian="34pt" style:font-weight-asian="bold" style:font-size-complex="28pt"/>
    </style:style>
    <style:style style:name="Überschrift_20_4_20_Zchn" style:display-name="Überschrift 4 Zchn" style:family="text" style:parent-style-name="Default_20_Paragraph_20_Font">
      <style:text-properties fo:color="#eea472" fo:font-size="14pt" fo:font-weight="bold" style:font-size-asian="14pt" style:font-weight-asian="bold" style:font-size-complex="16pt" style:font-style-complex="italic"/>
    </style:style>
    <style:style style:name="Link_20_Zchn" style:display-name="Link Zchn" style:family="text" style:parent-style-name="Default_20_Paragraph_20_Font">
      <style:text-properties fo:color="#e97139" fo:font-size="12pt" style:text-underline-style="solid" style:text-underline-width="auto" style:text-underline-color="font-color" style:font-size-asian="12pt" style:font-size-complex="12pt"/>
    </style:style>
    <style:style style:name="Nicht_20_aufgelöste_20_Erwähnung1" style:display-name="Nicht aufgelöste Erwähnung1"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weight="bold" style:font-weight-asian="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dressen">
      <style:paragraph-properties fo:margin-left="0cm" fo:margin-right="0.086cm" fo:text-align="start" style:justify-single-word="false" fo:text-indent="0cm" style:auto-text-indent="false">
        <style:tab-stops>
          <style:tab-stop style:position="16.828cm" style:type="right"/>
        </style:tab-stops>
      </style:paragraph-properties>
    </style:style>
    <style:style style:name="MP2" style:family="paragraph" style:parent-style-name="Adressen">
      <style:paragraph-properties fo:margin-left="0cm" fo:margin-right="0.086cm" fo:text-align="start" style:justify-single-word="false" fo:text-indent="0cm" style:auto-text-indent="false">
        <style:tab-stops>
          <style:tab-stop style:position="16.828cm" style:type="right"/>
        </style:tab-stops>
      </style:paragraph-properties>
      <style:text-properties style:font-name="Corbel"/>
    </style:style>
    <style:style style:name="MP3" style:family="paragraph" style:parent-style-name="Header">
      <style:text-properties fo:language="de" fo:country="AT"/>
    </style:style>
    <style:style style:name="MP4" style:family="paragraph">
      <style:paragraph-properties fo:text-align="center"/>
    </style:style>
    <style:style style:name="MP5" style:family="paragraph" style:parent-style-name="Header">
      <style:paragraph-properties fo:text-align="center" style:justify-single-word="false"/>
    </style:style>
    <style:style style:name="MP6" style:family="paragraph" style:parent-style-name="Footer">
      <style:paragraph-properties fo:text-align="end" style:justify-single-word="false"/>
    </style:style>
    <style:style style:name="MT1" style:family="text">
      <style:text-properties style:font-name="Corbel"/>
    </style:style>
    <style:style style:name="MT2" style:family="text">
      <style:text-properties style:font-name="Corbel" fo:font-size="11pt" style:font-size-asian="11pt" style:font-size-complex="10pt"/>
    </style:style>
    <style:style style:name="MT3" style:family="text">
      <style:text-properties officeooo:rsid="0030e02c"/>
    </style:style>
    <style:style style:name="MT4" style:family="text">
      <style:text-properties style:font-name="Corbel" officeooo:rsid="0030e02c"/>
    </style:style>
    <style:style style:name="MT5" style:family="text">
      <style:text-properties style:font-name="Corbel" style:font-name-complex="Helvetica"/>
    </style:style>
    <style:style style:name="MT6" style:family="text">
      <style:text-properties style:font-name="Corbel" officeooo:rsid="0030e02c" style:font-name-complex="Helvetica"/>
    </style:style>
    <style:style style:name="MT7" style:family="text">
      <style:text-properties fo:font-style="italic" style:font-style-asian="italic" style:font-size-complex="10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textarea-vertical-align="middle" draw:auto-grow-height="false" fo:min-height="0.48cm" fo:min-width="2.448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4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249cm" fo:margin-bottom="0.101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148cm" fo:margin-left="0cm" fo:margin-right="0cm" fo:margin-top="1.05cm" style:dynamic-spacing="true"/>
      </style:footer-style>
    </style:page-layout>
  </office:automatic-styles>
  <office:master-styles>
    <style:master-page style:name="Standard" style:page-layout-name="Mpm1">
      <style:footer>
        <text:p text:style-name="MP1"><text:span text:style-name="MT1"><text:tab/></text:span><text:span text:style-name="MT2">Seite </text:span><text:page-number style:num-format="1" text:select-page="current">2</text:page-number><text:span text:style-name="MT2"><text:s/>von </text:span><text:page-count style:num-format="1">2</text:page-count></text:p>
        <text:p text:style-name="MP2">Anschrift:<text:tab/>Bankverbindung:</text:p>
        <text:p text:style-name="MP2">….<text:tab/><text:span text:style-name="MT3">Bank</text:span></text:p>
        <text:p text:style-name="MP1"><text:span text:style-name="MT1">ZVR-Zahl: </text:span><text:span text:style-name="MT4">XYZ</text:span><text:span text:style-name="MT1"><text:tab/>IBAN </text:span><text:span text:style-name="MT5">AT</text:span><text:span text:style-name="MT6">XYZ</text:span><text:span text:style-name="MT5"> </text:span></text:p>
        <text:p text:style-name="MP2">www.<text:span text:style-name="MT3">gruppenbezeichnung.</text:span>at<text:tab/>ltd. auf <text:s/><text:span text:style-name="MT3">Gruppenbezeichnung</text:span></text:p>
      </style:footer>
    </style:master-page>
    <style:master-page style:name="First_20_Page" style:display-name="First Page" style:page-layout-name="Mpm2" style:next-style-name="Standard">
      <style:header>
        <text:p text:style-name="MP3"><draw:custom-shape text:anchor-type="paragraph" draw:z-index="22" draw:name="Form1" draw:style-name="Mgr1" draw:text-style-name="MP4" svg:width="2.594cm" svg:height="0.625cm" svg:x="8.132cm" svg:y="0.314cm"><text:p text:style-name="MP4">Gruppenlogo</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MP5"/>
        <text:p text:style-name="MP5"><draw:frame draw:style-name="Mfr1" draw:name="2" text:anchor-type="as-char" svg:width="6.08cm" svg:height="1.455cm" draw:z-index="0"><draw:image xlink:href="Pictures/10000000000000FC0000003C6E6E0558DDAB45F8.gif" xlink:type="simple" xlink:show="embed" xlink:actuate="onLoad" loext:mime-type="image/gif"/></draw:frame></text:p>
        <text:p text:style-name="Header"/>
      </style:header>
      <style:footer>
        <text:p text:style-name="MP6"><text:span text:style-name="MT7">Seite </text:span><text:page-number style:num-format="1" text:select-page="current">1</text:page-number><text:span text:style-name="MT7"><text:s/>von </text:span><text:page-count style:num-format="1">2</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9-07-14T21:12:00.985000000</meta:creation-date>
    <meta:editing-duration>P0D</meta:editing-duration>
    <meta:generator>LibreOffice/6.2.5.2$Windows_X86_64 LibreOffice_project/1ec314fa52f458adc18c4f025c545a4e8b22c159</meta:generator>
    <dc:title>test</dc:title>
    <meta:document-statistic meta:table-count="0" meta:image-count="1" meta:object-count="0" meta:page-count="2" meta:paragraph-count="43" meta:word-count="557" meta:character-count="4628" meta:non-whitespace-character-count="39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st" xlink:href="../../../../Users/rolan/AppData/Roaming/LibreOffice/4/user/template/test.ott" meta:date="2019-07-14T21:12:00.687000000"/>
  </office:meta>
</office:document-meta>
</file>